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se.test_0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extConcurrencyTests.invokeTestContextManagerFromConcurrent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Case.test_0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.test_0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ing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.test_0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ing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ase.test_0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